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office:automatic-styles>
  <office:body>
    <office:text text:use-soft-page-breaks="true">
      <text:h text:style-name="P1" text:outline-level="1">Week sport schema(voor corona)</text:h>
      <text:list text:style-name="LFO1" text:continue-numbering="true">
        <text:list-item>
          <text:p text:style-name="P2">Ma: rustdag</text:p>
        </text:list-item>
        <text:list-item>
          <text:p text:style-name="P3">Di: sportschool</text:p>
        </text:list-item>
        <text:list-item>
          <text:p text:style-name="P4">Wo: hockeytraining</text:p>
        </text:list-item>
        <text:list-item>
          <text:p text:style-name="P5">Do:<text:s/>Hardlopen</text:p>
        </text:list-item>
        <text:list-item>
          <text:p text:style-name="P6">Vr: hockeytraining</text:p>
        </text:list-item>
        <text:list-item>
          <text:p text:style-name="P7">Za: rustdag</text:p>
        </text:list-item>
        <text:list-item>
          <text:p text:style-name="P8">Zo: wedstrijd</text:p>
        </text:list-item>
      </text:list>
      <text:p text:style-name="Standaard"/>
      <text:h text:style-name="Kop2" text:outline-level="2">Gezond eten</text:h>
      <text:p text:style-name="Standaard">Ik <text:s/>probeer altijd te ontbijten een tussendoortje middageten<text:s/>tussendoortje avondeten aan te houden maar dat wilt natuurlijk niet altijd even goed lukken doordat ik ziekte van crohn heb en het erg onvoorspelbaar is hoe mijn buik aan zal voelen de hele dag door. Ik probeer ook elke dag aan de 2 stukken fruit te komen<text:s/>en minimaal 3 keer in de week gezond eten maar daar gaat mijn moeder natuurlijk over wat we eten in de avond. Mocht het niet lukken op een dag door mijn buik om aan genoeg eten te komen heb ik nog altijd bijvoeding dat ik gekregen heb van de arts dat voldoende calorieën geeft en ook goed voor bepaalde vitamines zorgt zodat ik niet ineens een terugval kan krij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jstalinea" style:display-name="Lijstalinea" style:family="paragraph" style:parent-style-name="Standaard">
      <style:paragraph-properties fo:margin-left="0.5in">
        <style:tab-stops/>
      </style:paragraph-properties>
      <style:text-properties fo:hyphenate="fals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jan haasnoot</meta:initial-creator>
    <dc:creator>robert-jan haasnoot</dc:creator>
    <meta:creation-date>2020-06-01T11:36:00Z</meta:creation-date>
    <dc:date>2020-06-01T11:54:00Z</dc:date>
    <meta:template xlink:href="Normal" xlink:type="simple"/>
    <meta:editing-cycles>2</meta:editing-cycles>
    <meta:editing-duration>PT1080S</meta:editing-duration>
    <meta:document-statistic meta:page-count="1" meta:paragraph-count="1" meta:word-count="128" meta:character-count="832" meta:row-count="5" meta:non-whitespace-character-count="705"/>
  </office:meta>
</office:document-meta>
</file>